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75in" fo:margin-left="-0.2375in" fo:margin-top="0in" fo:margin-bottom="0in" table:align="left" style:writing-mode="lr-tb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2.2458in"/>
    </style:style>
    <style:style style:name="Table1.C" style:family="table-column">
      <style:table-column-properties style:column-width="2.3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3694in" fo:keep-together="auto"/>
    </style:style>
    <style:style style:name="Table1.5" style:family="table-row">
      <style:table-row-properties style:min-row-height="1.6688in" fo:keep-together="auto"/>
    </style:style>
    <style:style style:name="P1" style:family="paragraph" style:parent-style-name="Standard">
      <style:text-properties officeooo:rsid="00154780" officeooo:paragraph-rsid="00154780"/>
    </style:style>
    <style:style style:name="P2" style:family="paragraph" style:parent-style-name="Standard">
      <style:text-properties officeooo:rsid="0016ad65" officeooo:paragraph-rsid="0016ad65"/>
    </style:style>
    <style:style style:name="P3" style:family="paragraph" style:parent-style-name="Standard">
      <style:text-properties officeooo:paragraph-rsid="0016ad65"/>
    </style:style>
    <style:style style:name="P4" style:family="paragraph" style:parent-style-name="Standard">
      <style:text-properties officeooo:rsid="00192e73" officeooo:paragraph-rsid="00192e73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officeooo:rsid="0016ad65"/>
    </style:style>
    <style:style style:name="T2" style:family="text">
      <style:text-properties officeooo:rsid="0017b69c"/>
    </style:style>
    <style:style style:name="T3" style:family="text">
      <style:text-properties officeooo:rsid="00183609"/>
    </style:style>
    <style:style style:name="T4" style:family="text">
      <style:text-properties officeooo:rsid="00192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Grupo de investigación</text:p>
          </table:table-cell>
          <table:table-cell table:style-name="Table1.A1" table:number-columns-spanned="2" office:value-type="string">
            <text:p text:style-name="Standard"><text:bookmark text:name="_GoBack"/>Astronomí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Standard">Profesor o postdoc responsable</text:p>
          </table:table-cell>
          <table:table-cell table:style-name="Table1.A1" office:value-type="string">
            <text:p text:style-name="Standard">Beatriz Sabogal y Alejandro García.</text:p>
          </table:table-cell>
          <table:table-cell table:style-name="Table1.A1" office:value-type="string">
            <text:p text:style-name="Standard">Correo: <text:a xlink:type="simple" xlink:href="mailto:bsabogal@uniandes.edu.co" text:style-name="ListLabel_20_2" text:visited-style-name="ListLabel_20_2"><text:span text:style-name="Internet_20_link">bsabogal@uniandes.edu.co</text:span></text:a></text:p>
            <text:p text:style-name="Standard"><text:a xlink:type="simple" xlink:href="mailto:josegarc@uniandes.edu.co" text:style-name="ListLabel_20_2" text:visited-style-name="ListLabel_20_2"><text:span text:style-name="Internet_20_link">josegarc@uniandes.edu.co</text:span></text:a></text:p>
          </table:table-cell>
        </table:table-row>
        <table:table-row table:style-name="Table1.1">
          <table:table-cell table:style-name="Table1.A1" office:value-type="string">
            <text:p text:style-name="Standard">Nombres Estudiantes</text:p>
          </table:table-cell>
          <table:table-cell table:style-name="Table1.A1" office:value-type="string">
            <text:p text:style-name="Standard">Javier Alejandro Acevedo Barros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Standard">Título <text:s/>del proyecto</text:p>
          </table:table-cell>
          <table:table-cell table:style-name="Table1.A1" table:number-columns-spanned="2" office:value-type="string">
            <text:p text:style-name="Standard">Medición de la velocidad rotacional de la estrella </text:p>
          </table:table-cell>
          <table:covered-table-cell/>
        </table:table-row>
        <table:table-row table:style-name="Table1.5">
          <table:table-cell table:style-name="Table1.A1" table:number-columns-spanned="3" office:value-type="string">
            <text:p text:style-name="P4">Describa los objetivos del proyecto:</text:p>
            <text:p text:style-name="Standard"/>
            <text:p text:style-name="Standard">Tomar espect<text:span text:style-name="T4">r</text:span>os de diferentes estrellas tipo O y B (las estrellas de más alta temperatura superficial) utilizando espectrógrafos de alta resolución y el telescopio de 16 pulgadas de la universidad.</text:p>
            <text:p text:style-name="Standard"/>
            <text:p text:style-name="Standard">Obtener velocidades de rotación para las estrellas utilizando el método de FWHM principalmente con las líneas de Helio y Magnesio.</text:p>
            <text:p text:style-name="Standard"/>
            <text:p text:style-name="Standard"/>
            <text:p text:style-name="Standard">Muestre el esquema experimental tentativo (a grandes rasgos) <text:s/>que va a usar para alcanzar sus objetivos. </text:p>
            <text:p text:style-name="Standard"/>
            <text:p text:style-name="P2">Para cumplir los objetivos se sequirá el siguiente esquema:</text:p>
            <text:p text:style-name="P2"/>
            <text:p text:style-name="P1">Se tomará espectros <text:span text:style-name="T3">en el observatorio de la universidad </text:span>durante la primera parte del semestre, esto tratando de evitar la temporada de <text:span text:style-name="T1">lluvia</text:span>. </text:p>
            <text:p text:style-name="P1"/>
            <text:p text:style-name="P3"><text:span text:style-name="T1">Se espera obtener las velocidades de rotación a más tardar una semana de tomar cada espectro con el fin de obtener la mayor cantidad de espectros posibles y ganar familiaridad con la técnica.</text:span></text:p>
            <text:p text:style-name="Standard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ＭＳ 明朝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mbria" fo:font-family="Cambria" style:font-family-generic="roman" style:font-pitch="variable" fo:font-size="12pt" style:rfc-language-tag="es-ES-u-co-trad" fo:language="es" fo:country="ES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rfc-language-tag="es-ES-u-co-trad" fo:language="es" fo:country="ES"/>
    </style:style>
    <style:style style:name="Pie_20_de_20_página_20_Car" style:display-name="Pie de página Car" style:family="text" style:parent-style-name="Default_20_Paragraph_20_Font">
      <style:text-properties style:rfc-language-tag="es-ES-u-co-trad" fo:language="es" fo:country="ES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rfc-language-tag="es-ES-u-co-trad" fo:language="es" fo:country="ES"/>
    </style:style>
    <style:style style:name="Asunto_20_del_20_comentario_20_Car" style:display-name="Asunto del comentario Car" style:family="text" style:parent-style-name="Texto_20_comentario_20_Car">
      <style:text-properties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rfc-language-tag="es-ES-u-co-trad" fo:language="es" fo:country="ES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/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Laboratorio Intermedio y Avanzado</text:p>
        <text:p text:style-name="Header">Proyectos de semest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23:00</meta:creation-date>
    <meta:initial-creator>Manu Forero</meta:initial-creator>
    <dc:language>en-US</dc:language>
    <dc:date>2019-02-07T22:42:21.040270104</dc:date>
    <meta:editing-cycles>9</meta:editing-cycles>
    <meta:editing-duration>PT23M4S</meta:editing-duration>
    <meta:generator>LibreOffice/6.0.7.3$Linux_X86_64 LibreOffice_project/00m0$Build-3</meta:generator>
    <meta:document-statistic meta:table-count="1" meta:image-count="0" meta:object-count="0" meta:page-count="1" meta:paragraph-count="19" meta:word-count="176" meta:character-count="1191" meta:non-whitespace-character-count="102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